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27.7cm" style:page-number="auto" table:align="margins"/>
    </style:style>
    <style:style style:name="Table1.A" style:family="table-column">
      <style:table-column-properties style:column-width="4.471cm" style:rel-column-width="10578*"/>
    </style:style>
    <style:style style:name="Table1.B" style:family="table-column">
      <style:table-column-properties style:column-width="23.229cm" style:rel-column-width="5495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paragraph-properties fo:line-height="110%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background-color="transparent"/>
    </style:style>
    <style:style style:name="T7" style:family="text">
      <style:text-properties style:text-position="super 64%" fo:language="en" fo:country="US"/>
    </style:style>
    <style:style style:name="T8" style:family="text">
      <style:text-properties fo:language="en" fo:country="GB"/>
    </style:style>
    <style:style style:name="T9" style:family="text">
      <style:text-properties style:font-name="Times New Roman1" fo:font-size="12pt" fo:language="en" fo:country="US" fo:background-color="transparent"/>
    </style:style>
    <style:style style:name="T10" style:family="text">
      <style:text-properties style:font-name="Times New Roman1" fo:font-size="14pt" fo:language="en" fo:country="US" fo:background-color="transparent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11cm" svg:height="0.9cm" draw:z-index="0"><draw:image xlink:href="../../odt_eng/images/0664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Synchronous motor with damper windings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2.33cm" svg:height="1.3cm" draw:z-index="1"><draw:image xlink:href="../../odt_eng/images/0664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model of permanent magnet synchronous motor with damper windings (SMW).</text:p>
            <text:p text:style-name="P5">SMW design diagram and differential equations</text:p>
            <text:p text:style-name="P4">SMW design diagram is equivalent to the diagram of synchronous motor without damper windings.</text:p>
            <text:p text:style-name="P4">The dynamic equations for electromagnetic processes:</text:p>
            <text:p text:style-name="Text_20_body"><text:span text:style-name="Основной_20_шрифт_20_абзаца"><text:span text:style-name="T4"><draw:frame draw:style-name="fr3" draw:name="Объект6" text:anchor-type="as-char" svg:width="9.934cm" svg:height="5.55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4">(1)</text:span></text:span></text:p>
            <text:p text:style-name="P4">Dynamics of mechanical processes (balance equation for moments):</text:p>
            <text:p text:style-name="Text_20_body"><text:span text:style-name="Основной_20_шрифт_20_абзаца"><text:span text:style-name="T4"><draw:frame draw:style-name="fr3" draw:name="Объект30" text:anchor-type="as-char" svg:width="9.652cm" svg:height="2.692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4">(2)</text:span></text:span></text:p>
            <text:p text:style-name="P4">expressions for flux-linkages:</text:p>
            <text:p text:style-name="Text_20_body"><text:span text:style-name="Основной_20_шрифт_20_абзаца"><text:span text:style-name="T4">(</text:span></text:span><text:span text:style-name="Основной_20_шрифт_20_абзаца"><text:span text:style-name="T4"><draw:frame draw:style-name="fr3" draw:name="Объект12" text:anchor-type="as-char" svg:width="7.59cm" svg:height="2.829cm" draw:z-index="3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4">3)</text:span></text:span></text:p>
            <text:p text:style-name="Text_20_body"><text:span text:style-name="Основной_20_шрифт_20_абзаца"><text:span text:style-name="T4">on excluding </text:span></text:span><text:span text:style-name="Основной_20_шрифт_20_абзаца"><text:span text:style-name="T6">currents </text:span></text:span><text:span text:style-name="Основной_20_шрифт_20_абзаца"><text:span text:style-name="T4">from equation (3) we have</text:span></text:span></text:p>
            <text:p text:style-name="Text_20_body"><text:span text:style-name="Основной_20_шрифт_20_абзаца"><text:span text:style-name="T4"><draw:frame draw:style-name="fr3" draw:name="Объект11" text:anchor-type="as-char" svg:width="9.931cm" svg:height="5.713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4">(4)</text:span></text:span></text:p>
            <text:p text:style-name="P4"><text:soft-page-break/>where</text:p>
            <text:p text:style-name="P7"><draw:frame draw:style-name="fr3" draw:name="Объект55" text:anchor-type="as-char" svg:width="9.306cm" svg:height="0.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Text_20_body"><text:span text:style-name="Основной_20_шрифт_20_абзаца"><text:span text:style-name="T4">As a result we can write the dynamic equations for electromagnet processes</text:span></text:span><text:span text:style-name="Основной_20_шрифт_20_абзаца"><text:span text:style-name="T6"> in </text:span></text:span><text:span text:style-name="Основной_20_шрифт_20_абзаца"><text:span text:style-name="T10">problem</text:span></text:span><text:span text:style-name="Основной_20_шрифт_20_абзаца"><text:span text:style-name="T9"> </text:span></text:span><text:span text:style-name="Основной_20_шрифт_20_абзаца"><text:span text:style-name="T6">space </text:span></text:span><text:span text:style-name="Основной_20_шрифт_20_абзаца"><text:span text:style-name="T4">in the Cauchy form:</text:span></text:span></text:p>
            <text:p text:style-name="Text_20_body"><text:span text:style-name="Основной_20_шрифт_20_абзаца"><text:span text:style-name="T4"><draw:frame draw:style-name="fr3" draw:name="Объект56" text:anchor-type="as-char" svg:width="17.425cm" svg:height="5.713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4">(5)</text:span></text:span></text:p>
            <text:p text:style-name="P4">If inductances are expressed via main and leakage ones:</text:p>
            <text:p text:style-name="P7"><draw:frame draw:style-name="fr3" draw:name="Объект15" text:anchor-type="as-char" svg:width="3.967cm" svg:height="2.829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4">then we have</text:p>
            <text:p text:style-name="Text_20_body"><text:span text:style-name="Основной_20_шрифт_20_абзаца"><text:span text:style-name="T4"><draw:frame draw:style-name="fr3" draw:name="Объект1" text:anchor-type="as-char" svg:width="8.55cm" svg:height="1.275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4">(6)</text:span></text:span></text:p>
            <text:p text:style-name="Text_20_body"><text:span text:style-name="Основной_20_шрифт_20_абзаца"><text:span text:style-name="T4"><draw:frame draw:style-name="fr3" draw:name="Объект2" text:anchor-type="as-char" svg:width="20.585cm" svg:height="12.026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4">(7)</text:span></text:span></text:p>
            <text:p text:style-name="P6"><text:span text:style-name="Основной_20_шрифт_20_абзаца"><text:span text:style-name="T4">In accordance with equations (7) flux-linkages</text:span></text:span><text:span text:style-name="Основной_20_шрифт_20_абзаца"><text:span text:style-name="T4"><draw:frame draw:style-name="fr3" draw:name="Объект5" text:anchor-type="as-char" svg:width="7.228cm" svg:height="0.63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4">, angular rotor speed </text:span></text:span><text:span text:style-name="Основной_20_шрифт_20_абзаца"><text:span text:style-name="T4"><draw:frame draw:style-name="fr3" draw:name="Объект39" text:anchor-type="as-char" svg:width="1.175cm" svg:height="0.564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4">and rotor rotation angle </text:span></text:span><text:soft-page-break/><text:span text:style-name="Основной_20_шрифт_20_абзаца"><text:span text:style-name="T4"><draw:frame draw:style-name="fr3" draw:name="Объект38" text:anchor-type="as-char" svg:width="1.039cm" svg:height="0.564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4">are variables of SMW state. Stator winding voltages and exciting moment are input parameters.</text:span></text:span></text:p>
            <text:p text:style-name="P6"><text:span text:style-name="Основной_20_шрифт_20_абзаца"><text:span text:style-name="T5">Input signals</text:span></text:span><text:span text:style-name="Основной_20_шрифт_20_абзаца"><text:span text:style-name="T4">:</text:span></text:span></text:p>
            <text:p text:style-name="P6"><text:span text:style-name="Основной_20_шрифт_20_абзаца"><text:span text:style-name="T4"><text:s text:c="4"/>1) Stator winding voltage</text:span></text:span><text:span text:style-name="Основной_20_шрифт_20_абзаца"><text:span text:style-name="T4"><draw:frame draw:style-name="fr3" draw:name="Объект40" text:anchor-type="as-char" svg:width="1.552cm" svg:height="0.621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4">in a </text:span></text:span><text:span text:style-name="Основной_20_шрифт_20_абзаца"><text:span text:style-name="T5">fixed </text:span></text:span><text:span text:style-name="Основной_20_шрифт_20_абзаца"><text:span text:style-name="T4">system of coordinates, V.</text:span></text:span></text:p>
            <text:p text:style-name="P6"><text:span text:style-name="Основной_20_шрифт_20_абзаца"><text:span text:style-name="T4"><text:s text:c="4"/>2) Stator winding voltage</text:span></text:span><text:span text:style-name="Основной_20_шрифт_20_абзаца"><text:span text:style-name="T4"><draw:frame draw:style-name="fr3" draw:name="Объект45" text:anchor-type="as-char" svg:width="1.542cm" svg:height="0.621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Основной_20_шрифт_20_абзаца"><text:span text:style-name="T4">in a </text:span></text:span><text:span text:style-name="Основной_20_шрифт_20_абзаца"><text:span text:style-name="T5">fixed </text:span></text:span><text:span text:style-name="Основной_20_шрифт_20_абзаца"><text:span text:style-name="T4">system of coordinates, V.</text:span></text:span></text:p>
            <text:p text:style-name="P6"><text:span text:style-name="Основной_20_шрифт_20_абзаца"><text:span text:style-name="T4"><text:s text:c="4"/>3)Exciting moment</text:span></text:span><text:span text:style-name="Основной_20_шрифт_20_абзаца"><text:span text:style-name="T4"><draw:frame draw:style-name="fr3" draw:name="Объект46" text:anchor-type="as-char" svg:width="1.586cm" svg:height="0.621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4">, N·m.</text:span></text:span></text:p>
            <text:p text:style-name="P6"><text:span text:style-name="Основной_20_шрифт_20_абзаца"><text:span text:style-name="T5">Output signals:</text:span></text:span></text:p>
            <text:p text:style-name="P6"><text:span text:style-name="Основной_20_шрифт_20_абзаца"><text:span text:style-name="T4"><text:s text:c="4"/>1) Rotor angle</text:span></text:span><text:span text:style-name="Основной_20_шрифт_20_абзаца"><text:span text:style-name="T4"><draw:frame draw:style-name="fr3" draw:name="Объект47" text:anchor-type="as-char" svg:width="1.051cm" svg:height="0.564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4">, rad.</text:span></text:span></text:p>
            <text:p text:style-name="P6"><text:span text:style-name="Основной_20_шрифт_20_абзаца"><text:span text:style-name="T4"><text:s text:c="4"/>2) Rotation angular speed</text:span></text:span><text:span text:style-name="Основной_20_шрифт_20_абзаца"><text:span text:style-name="T4"><draw:frame draw:style-name="fr3" draw:name="Объект48" text:anchor-type="as-char" svg:width="1.254cm" svg:height="0.564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Основной_20_шрифт_20_абзаца"><text:span text:style-name="T4">, rad/s.</text:span></text:span></text:p>
            <text:p text:style-name="P6"><text:span text:style-name="Основной_20_шрифт_20_абзаца"><text:span text:style-name="T4"><text:s text:c="4"/>3) Electromechanical moment on the rotor shaft</text:span></text:span><text:span text:style-name="Основной_20_шрифт_20_абзаца"><text:span text:style-name="T4"><draw:frame draw:style-name="fr3" draw:name="Объект49" text:anchor-type="as-char" svg:width="1.274cm" svg:height="0.621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Основной_20_шрифт_20_абзаца"><text:span text:style-name="T4">, N·m.</text:span></text:span></text:p>
            <text:p text:style-name="P4">The following two signals can be additionally applied to the third output:</text:p>
            <text:p text:style-name="Text_20_body"><text:span text:style-name="Основной_20_шрифт_20_абзаца"><text:span text:style-name="T4"><text:s text:c="5"/>a) Stator winding current</text:span></text:span><text:span text:style-name="Основной_20_шрифт_20_абзаца"><text:span text:style-name="T4"><draw:frame draw:style-name="fr3" draw:name="Объект50" text:anchor-type="as-char" svg:width="1.312cm" svg:height="0.621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Основной_20_шрифт_20_абзаца"><text:span text:style-name="T4">, А.</text:span></text:span></text:p>
            <text:p text:style-name="Text_20_body"><text:span text:style-name="Основной_20_шрифт_20_абзаца"><text:span text:style-name="T4"><text:s text:c="5"/>b) Stator winding current</text:span></text:span><text:span text:style-name="Основной_20_шрифт_20_абзаца"><text:span text:style-name="T4"><draw:frame draw:style-name="fr3" draw:name="Объект51" text:anchor-type="as-char" svg:width="1.272cm" svg:height="0.631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Основной_20_шрифт_20_абзаца"><text:span text:style-name="T4">, А.</text:span></text:span></text:p>
            <text:p text:style-name="Text_20_body"><text:span text:style-name="Основной_20_шрифт_20_абзаца"><text:span text:style-name="T5">Properties:</text:span></text:span></text:p>
            <text:list xml:id="list2128662996699282919" text:style-name="L1">
              <text:list-item>
                <text:p text:style-name="P8"><text:span text:style-name="Основной_20_шрифт_20_абзаца"><text:span text:style-name="T4">Stator α-winding resistance</text:span></text:span><text:span text:style-name="Основной_20_шрифт_20_абзаца"><text:span text:style-name="T4"><draw:frame draw:style-name="fr3" draw:name="Объект52" text:anchor-type="as-char" svg:width="0.917cm" svg:height="0.621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Основной_20_шрифт_20_абзаца"><text:span text:style-name="T4">, Ohm;</text:span></text:span></text:p>
              </text:list-item>
              <text:list-item>
                <text:p text:style-name="P8"><text:span text:style-name="Основной_20_шрифт_20_абзаца"><text:span text:style-name="T4">Stator β-winding resistance</text:span></text:span><text:span text:style-name="Основной_20_шрифт_20_абзаца"><text:span text:style-name="T4"><draw:frame draw:style-name="fr3" draw:name="Объект3" text:anchor-type="as-char" svg:width="0.877cm" svg:height="0.631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Основной_20_шрифт_20_абзаца"><text:span text:style-name="T4">, Ohm;</text:span></text:span></text:p>
              </text:list-item>
              <text:list-item>
                <text:p text:style-name="P8"><text:span text:style-name="Основной_20_шрифт_20_абзаца"><text:span text:style-name="T4">Stator α-winding inductance</text:span></text:span><text:span text:style-name="Основной_20_шрифт_20_абзаца"><text:span text:style-name="T4"><draw:frame draw:style-name="fr3" draw:name="Объект7" text:anchor-type="as-char" svg:width="0.855cm" svg:height="0.631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Основной_20_шрифт_20_абзаца"><text:span text:style-name="T4">, H;</text:span></text:span></text:p>
              </text:list-item>
              <text:list-item>
                <text:p text:style-name="P8"><text:span text:style-name="Основной_20_шрифт_20_абзаца"><text:span text:style-name="T4">Stator β-winding inductance</text:span></text:span><text:span text:style-name="Основной_20_шрифт_20_абзаца"><text:span text:style-name="T4"><draw:frame draw:style-name="fr3" draw:name="Object2" text:anchor-type="as-char" svg:width="0.855cm" svg:height="0.631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Основной_20_шрифт_20_абзаца"><text:span text:style-name="T4">, H;</text:span></text:span></text:p>
              </text:list-item>
              <text:list-item>
                <text:p text:style-name="P9">Magnet flux from permanent magnet via stator windings I, Wb;</text:p>
              </text:list-item>
              <text:list-item>
                <text:p text:style-name="P8"><text:span text:style-name="Основной_20_шрифт_20_абзаца"><text:span text:style-name="T4">Moment of inertia reduced to the rotor shaft </text:span></text:span><text:span text:style-name="Основной_20_шрифт_20_абзаца"><text:span text:style-name="T4"><draw:frame draw:style-name="fr3" draw:name="Объект8" text:anchor-type="as-char" svg:width="0.534cm" svg:height="0.549cm" draw:z-index="38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Основной_20_шрифт_20_абзаца"><text:span text:style-name="T4">, kg·m</text:span></text:span><text:span text:style-name="Основной_20_шрифт_20_абзаца"><text:span text:style-name="T7">2</text:span></text:span><text:span text:style-name="Основной_20_шрифт_20_абзаца"><text:span text:style-name="T4">;</text:span></text:span></text:p>
              </text:list-item>
              <text:list-item>
                <text:p text:style-name="P8"><text:span text:style-name="Основной_20_шрифт_20_абзаца"><text:span text:style-name="T4">Rotor α-winding resistance</text:span></text:span><text:span text:style-name="Основной_20_шрифт_20_абзаца"><text:span text:style-name="T4"><draw:frame draw:style-name="fr3" draw:name="Объект9" text:anchor-type="as-char" svg:width="0.972cm" svg:height="0.62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Основной_20_шрифт_20_абзаца"><text:span text:style-name="T4">, Ohm;</text:span></text:span></text:p>
              </text:list-item>
              <text:list-item>
                <text:p text:style-name="P8"><text:span text:style-name="Основной_20_шрифт_20_абзаца"><text:span text:style-name="T4">Rotor β-winding resistance </text:span></text:span><text:span text:style-name="Основной_20_шрифт_20_абзаца"><text:span text:style-name="T4"><draw:frame draw:style-name="fr3" draw:name="Объект10" text:anchor-type="as-char" svg:width="0.931cm" svg:height="0.631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Основной_20_шрифт_20_абзаца"><text:span text:style-name="T4">, Ohm;</text:span></text:span></text:p>
              </text:list-item>
              <text:list-item>
                <text:p text:style-name="P8"><text:span text:style-name="Основной_20_шрифт_20_абзаца"><text:span text:style-name="T4">Rotor α-winding inductance</text:span></text:span><text:span text:style-name="Основной_20_шрифт_20_абзаца"><text:span text:style-name="T4"><draw:frame draw:style-name="fr3" draw:name="Объект13" text:anchor-type="as-char" svg:width="0.951cm" svg:height="0.621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Основной_20_шрифт_20_абзаца"><text:span text:style-name="T4"> , H;</text:span></text:span></text:p>
              </text:list-item>
              <text:list-item>
                <text:p text:style-name="P8"><text:span text:style-name="Основной_20_шрифт_20_абзаца"><text:span text:style-name="T4">Rotor β-winding inductance</text:span></text:span><text:span text:style-name="Основной_20_шрифт_20_абзаца"><text:span text:style-name="T4"><draw:frame draw:style-name="fr3" draw:name="Объект14" text:anchor-type="as-char" svg:width="0.91cm" svg:height="0.631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Основной_20_шрифт_20_абзаца"><text:span text:style-name="T4"> , H;</text:span></text:span></text:p>
              </text:list-item>
              <text:list-item>
                <text:p text:style-name="P8"><text:span text:style-name="Основной_20_шрифт_20_абзаца"><text:span text:style-name="T4">Mutual inductance of windings along axis α </text:span></text:span><text:span text:style-name="Основной_20_шрифт_20_абзаца"><text:span text:style-name="T4"><draw:frame draw:style-name="fr3" draw:name="Объект16" text:anchor-type="as-char" svg:width="0.974cm" svg:height="0.621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Основной_20_шрифт_20_абзаца"><text:span text:style-name="T4">, H;</text:span></text:span></text:p>
              </text:list-item>
              <text:list-item>
                <text:p text:style-name="P8"><text:span text:style-name="Основной_20_шрифт_20_абзаца"><text:span text:style-name="T4">Mutual inductance of windings along axis β <text:s/></text:span></text:span><text:span text:style-name="Основной_20_шрифт_20_абзаца"><text:span text:style-name="T4"><draw:frame draw:style-name="fr3" draw:name="Объект17" text:anchor-type="as-char" svg:width="0.935cm" svg:height="0.631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Основной_20_шрифт_20_абзаца"><text:span text:style-name="T4">, H;</text:span></text:span></text:p>
              </text:list-item>
              <text:list-item>
                <text:p text:style-name="P8"><text:span text:style-name="Основной_20_шрифт_20_абзаца"><text:span text:style-name="T4">Number of poles</text:span></text:span><text:span text:style-name="Основной_20_шрифт_20_абзаца"><text:span text:style-name="T4"><draw:frame draw:style-name="fr3" draw:name="Объект57" text:anchor-type="as-char" svg:width="0.697cm" svg:height="0.621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Основной_20_шрифт_20_абзаца"><text:span text:style-name="T8">, </text:span></text:span><text:span text:style-name="Основной_20_шрифт_20_абзаца"><text:span text:style-name="T4">pcs.</text:span></text:span></text:p>
              </text:list-item>
              <text:list-item>
                <text:p text:style-name="P8"><text:span text:style-name="Основной_20_шрифт_20_абзаца"><text:span text:style-name="T4">Number of power voltage phases</text:span></text:span><text:span text:style-name="Основной_20_шрифт_20_абзаца"><text:span text:style-name="T4"><draw:frame draw:style-name="fr3" draw:name="Объект58" text:anchor-type="as-char" svg:width="0.755cm" svg:height="0.621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Основной_20_шрифт_20_абзаца"><text:span text:style-name="T4">, pcs.</text:span></text:span></text:p>
              </text:list-item>
              <text:list-item>
                <text:p text:style-name="P8"><text:span text:style-name="Основной_20_шрифт_20_абзаца"><text:span text:style-name="T4">Initial angle of rotor rotation</text:span></text:span><text:span text:style-name="Основной_20_шрифт_20_абзаца"><text:span text:style-name="T4"><draw:frame draw:style-name="fr3" draw:name="Объект59" text:anchor-type="as-char" svg:width="1.136cm" svg:height="0.564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Основной_20_шрифт_20_абзаца"><text:span text:style-name="T4">, rad.</text:span></text:span></text:p>
              </text:list-item>
              <text:list-item>
                <text:p text:style-name="P8"><text:span text:style-name="Основной_20_шрифт_20_абзаца"><text:span text:style-name="T4">Initial rotor speed </text:span></text:span><text:span text:style-name="Основной_20_шрифт_20_абзаца"><text:span text:style-name="T4"><draw:frame draw:style-name="fr3" draw:name="Объект60" text:anchor-type="as-char" svg:width="1.339cm" svg:height="0.564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Основной_20_шрифт_20_абзаца"><text:span text:style-name="T4">, rad/s</text:span></text:span></text:p>
              </text:list-item>
              <text:list-item>
                <text:p text:style-name="P8"><text:span text:style-name="Основной_20_шрифт_20_абзаца"><text:span text:style-name="T4">Initial flux-linkage</text:span></text:span><text:span text:style-name="Основной_20_шрифт_20_абзаца"><text:span text:style-name="T4"><draw:frame draw:style-name="fr3" draw:name="Объект18" text:anchor-type="as-char" svg:width="1.591cm" svg:height="0.62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Основной_20_шрифт_20_абзаца"><text:span text:style-name="T4">, V·s.</text:span></text:span></text:p>
              </text:list-item>
              <text:list-item>
                <text:p text:style-name="P8"><text:span text:style-name="Основной_20_шрифт_20_абзаца"><text:span text:style-name="T4">Initial flux-linkage</text:span></text:span><text:span text:style-name="Основной_20_шрифт_20_абзаца"><text:span text:style-name="T4"><draw:frame draw:style-name="fr3" draw:name="Объект19" text:anchor-type="as-char" svg:width="1.55cm" svg:height="0.631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Основной_20_шрифт_20_абзаца"><text:span text:style-name="T4">, V·s.</text:span></text:span></text:p>
              </text:list-item>
              <text:list-item>
                <text:p text:style-name="P8"><text:span text:style-name="Основной_20_шрифт_20_абзаца"><text:span text:style-name="T4">Initial flux-linkage</text:span></text:span><text:span text:style-name="Основной_20_шрифт_20_абзаца"><text:span text:style-name="T4"><draw:frame draw:style-name="fr3" draw:name="Объект20" text:anchor-type="as-char" svg:width="1.646cm" svg:height="0.621cm" draw:z-index="40"><draw:object xlink:href="./Object 38" xlink:type="simple" xlink:show="embed" xlink:actuate="onLoad"/><draw:image xlink:href="./ObjectReplacements/Object 38" xlink:type="simple" xlink:show="embed" xlink:actuate="onLoad"/></draw:frame></text:span></text:span><text:span text:style-name="Основной_20_шрифт_20_абзаца"><text:span text:style-name="T4">, V·s.</text:span></text:span></text:p>
              </text:list-item>
              <text:list-item>
                <text:p text:style-name="P8"><text:soft-page-break/><text:span text:style-name="Основной_20_шрифт_20_абзаца"><text:span text:style-name="T4">Initial flux-linkage</text:span></text:span><text:span text:style-name="Основной_20_шрифт_20_абзаца"><text:span text:style-name="T4"><draw:frame draw:style-name="fr3" draw:name="Объект21" text:anchor-type="as-char" svg:width="1.605cm" svg:height="0.631cm" draw:z-index="39"><draw:object xlink:href="./Object 39" xlink:type="simple" xlink:show="embed" xlink:actuate="onLoad"/><draw:image xlink:href="./ObjectReplacements/Object 39" xlink:type="simple" xlink:show="embed" xlink:actuate="onLoad"/></draw:frame></text:span></text:span><text:span text:style-name="Основной_20_шрифт_20_абзаца"><text:span text:style-name="T4">, V·s.</text:span></text:span></text:p>
              </text:list-item>
              <text:list-item>
                <text:p text:style-name="P9">Additional output.</text:p>
              </text:list-item>
            </text:list>
            <text:p text:style-name="P4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игатель синхронный с успокаивающими обмотками</dc:title>
    <meta:creation-date>2012-04-24T07:01:00Z</meta:creation-date>
    <dc:date>2012-04-28T09:24:10.57</dc:date>
    <meta:editing-cycles>15</meta:editing-cycles>
    <meta:editing-duration>PT7H45M19S</meta:editing-duration>
    <meta:document-statistic meta:table-count="1" meta:image-count="2" meta:object-count="39" meta:page-count="4" meta:paragraph-count="59" meta:word-count="352" meta:character-count="2098"/>
    <meta:template xlink:type="simple" xlink:actuate="onRequest" xlink:title="" xlink:href="../../odt_eng/0664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0 = R_{%alpha p} cdot i_{%alpha p}(t) + {d %PSI_{%alpha p} (t)} over {dt} , #
0 = R_{%beta p} cdot i_{%beta  p}(t) + {d %PSI_{%beta p} (t)} over {dt} ;
} right none</annotation>
  </semantics>
</math>
</file>

<file path=Object 10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p}(t),~
%PSI_{%beta p}(t)</annotation>
  </semantics>
</math>
</file>

<file path=Object 11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12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13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14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15/content.xml><?xml version="1.0" encoding="utf-8"?>
<math xmlns="http://www.w3.org/1998/Math/MathML">
  <semantics>
    <mrow>
      <msub>
        <mi>M</mi>
        <mi mathvariant="italic">ex</mi>
      </msub>
      <mrow>
        <mo stretchy="false">(</mo>
        <mrow>
          <mi>t</mi>
        </mrow>
        <mo stretchy="false">)</mo>
      </mrow>
    </mrow>
    <annotation encoding="StarMath 5.0">M_ex(t)</annotation>
  </semantics>
</math>
</file>

<file path=Object 16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7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18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19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20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  <mi>c</mi>
        </mrow>
      </msub>
    </mrow>
    <annotation encoding="StarMath 5.0">R_{%alpha c}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  <mi>c</mi>
        </mrow>
      </msub>
    </mrow>
    <annotation encoding="StarMath 5.0">R_{%beta c}</annotation>
  </semantics>
</math>
</file>

<file path=Object 23/content.xml><?xml version="1.0" encoding="utf-8"?>
<math xmlns="http://www.w3.org/1998/Math/MathML">
  <semantics>
    <mrow>
      <msub>
        <mi>L</mi>
        <mrow>
          <mo stretchy="false">β</mo>
          <mi>c</mi>
        </mrow>
      </msub>
    </mrow>
    <annotation encoding="StarMath 5.0">L_{%beta c}</annotation>
  </semantics>
</math>
</file>

<file path=Object 24/content.xml><?xml version="1.0" encoding="utf-8"?>
<math xmlns="http://www.w3.org/1998/Math/MathML">
  <semantics>
    <mrow>
      <msub>
        <mi>L</mi>
        <mrow>
          <mo stretchy="false">β</mo>
          <mi>c</mi>
        </mrow>
      </msub>
    </mrow>
    <annotation encoding="StarMath 5.0">L_{%beta c}</annotation>
  </semantics>
</math>
</file>

<file path=Object 25/content.xml><?xml version="1.0" encoding="utf-8"?>
<math xmlns="http://www.w3.org/1998/Math/MathML">
  <semantics>
    <mrow>
      <mi>J</mi>
    </mrow>
    <annotation encoding="StarMath 5.0">J</annotation>
  </semantics>
</math>
</file>

<file path=Object 26/content.xml><?xml version="1.0" encoding="utf-8"?>
<math xmlns="http://www.w3.org/1998/Math/MathML">
  <semantics>
    <mrow>
      <msub>
        <mi>R</mi>
        <mrow>
          <mo stretchy="false">α</mo>
          <mi>p</mi>
        </mrow>
      </msub>
    </mrow>
    <annotation encoding="StarMath 5.0">R_{%alpha p}</annotation>
  </semantics>
</math>
</file>

<file path=Object 27/content.xml><?xml version="1.0" encoding="utf-8"?>
<math xmlns="http://www.w3.org/1998/Math/MathML">
  <semantics>
    <mrow>
      <msub>
        <mi>R</mi>
        <mrow>
          <mo stretchy="false">β</mo>
          <mi>p</mi>
        </mrow>
      </msub>
    </mrow>
    <annotation encoding="StarMath 5.0">R_{%beta p}</annotation>
  </semantics>
</math>
</file>

<file path=Object 28/content.xml><?xml version="1.0" encoding="utf-8"?>
<math xmlns="http://www.w3.org/1998/Math/MathML">
  <semantics>
    <mrow>
      <msub>
        <mi>L</mi>
        <mrow>
          <mo stretchy="false">α</mo>
          <mi>p</mi>
        </mrow>
      </msub>
    </mrow>
    <annotation encoding="StarMath 5.0">L_{%alpha p}</annotation>
  </semantics>
</math>
</file>

<file path=Object 29/content.xml><?xml version="1.0" encoding="utf-8"?>
<math xmlns="http://www.w3.org/1998/Math/MathML">
  <semantics>
    <mrow>
      <msub>
        <mi>L</mi>
        <mrow>
          <mo stretchy="false">β</mo>
          <mi>p</mi>
        </mrow>
      </msub>
    </mrow>
    <annotation encoding="StarMath 5.0">L_{%beta p}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o stretchy="false">λ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i_{%alpha p}(t) + %lambda, #
%PSI_{%beta c}(t) = L_{%beta c} cdot i_{%beta c}(t) + L_{%beta m} cdot i_{%beta p}(t) , #
%PSI_{%alpha p}(t) = L_{%alpha p} cdot i_{%alpha p}(t) + L_{%alpha m} cdot i_{%alpha c}(t), #
%PSI_{%beta p}(t) = L_{%beta p} cdot i_{%beta p}(t) + L_{%beta m} cdot i_{%beta c}(t),
} right none</annotation>
  </semantics>
</math>
</file>

<file path=Object 30/content.xml><?xml version="1.0" encoding="utf-8"?>
<math xmlns="http://www.w3.org/1998/Math/MathML">
  <semantics>
    <mrow>
      <msub>
        <mi>L</mi>
        <mrow>
          <mo stretchy="false">α</mo>
          <mi>m</mi>
        </mrow>
      </msub>
    </mrow>
    <annotation encoding="StarMath 5.0">L_{%alpha m}</annotation>
  </semantics>
</math>
</file>

<file path=Object 31/content.xml><?xml version="1.0" encoding="utf-8"?>
<math xmlns="http://www.w3.org/1998/Math/MathML">
  <semantics>
    <mrow>
      <msub>
        <mi>L</mi>
        <mrow>
          <mo stretchy="false">β</mo>
          <mi>m</mi>
        </mrow>
      </msub>
    </mrow>
    <annotation encoding="StarMath 5.0">L_{%beta m}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34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35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36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%PSI_{%alpha c}(t)</annotation>
  </semantics>
</math>
</file>

<file path=Object 37/content.xml><?xml version="1.0" encoding="utf-8"?>
<math xmlns="http://www.w3.org/1998/Math/MathML">
  <semantics>
    <mrow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%PSI_{%beta c}(t)</annotation>
  </semantics>
</math>
</file>

<file path=Object 38/content.xml><?xml version="1.0" encoding="utf-8"?>
<math xmlns="http://www.w3.org/1998/Math/MathML">
  <semantics>
    <mrow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</mrow>
    <annotation encoding="StarMath 5.0">%PSI_{%alpha p}(t)</annotation>
  </semantics>
</math>
</file>

<file path=Object 39/content.xml><?xml version="1.0" encoding="utf-8"?>
<math xmlns="http://www.w3.org/1998/Math/MathML">
  <semantics>
    <mrow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beta p}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p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L_{%alpha p} cdot %PSI_{%alpha c}(t) ~-~ L_{%alpha m} cdot  %PSI_{%alpha p}(t) - L_{%alpha p} cdot %lambda} over {D_{%alpha}}, #
i_{%beta c}(t)  ~=~ {L_{%beta p} cdot %PSI_{%beta  c}(t) ~-~ L_{%beta m} cdot %PSI_{%beta  p}(t)} over {D_{%beta}}, #
i_{%alpha p}(t) ~=~ {L_{%alpha c} cdot %PSI_{%alpha p}(t) ~-~ L_{%alpha m} cdot  %PSI_{%alpha c}(t) + L_{%alpha m} cdot %lambda} over {D_{%alpha}}, #
i_{%beta p}(t)  ~=~ {L_{%beta c} cdot %PSI_{%beta  p}(t) ~-~ L_{%beta m} cdot %PSI_{%beta  c}(t)} over {D_{%beta}},
} right none</annotation>
  </semantics>
</math>
</file>

<file path=Object 5/content.xml><?xml version="1.0" encoding="utf-8"?>
<math xmlns="http://www.w3.org/1998/Math/MathML">
  <semantics>
    <mrow>
      <msub>
        <mi>D</mi>
        <mrow>
          <mo stretchy="false">α</mo>
        </mrow>
      </msub>
      <mrow>
        <mi/>
        <mo stretchy="false">=</mo>
        <mi/>
      </mrow>
      <mrow>
        <mrow>
          <msub>
            <mi>L</mi>
            <mrow>
              <mo stretchy="false">α</mo>
              <mi>c</mi>
            </mrow>
          </msub>
          <mo stretchy="false">⋅</mo>
          <msub>
            <mi>L</mi>
            <mrow>
              <mo stretchy="false">α</mo>
              <mi>p</mi>
            </mrow>
          </msub>
        </mrow>
        <mo stretchy="false">−</mo>
        <msubsup>
          <mi>L</mi>
          <mrow>
            <mo stretchy="false">α</mo>
            <mi>m</mi>
          </mrow>
          <mn>2</mn>
        </msubsup>
      </mrow>
      <mi>,</mi>
      <mi/>
      <msub>
        <mi>D</mi>
        <mrow>
          <mo stretchy="false">β</mo>
        </mrow>
      </msub>
      <mrow>
        <mi/>
        <mo stretchy="false">=</mo>
        <mi/>
      </mrow>
      <mrow>
        <mrow>
          <msub>
            <mi>L</mi>
            <mrow>
              <mo stretchy="false">β</mo>
              <mi>c</mi>
            </mrow>
          </msub>
          <mo stretchy="false">⋅</mo>
          <msub>
            <mi>L</mi>
            <mrow>
              <mo stretchy="false">β</mo>
              <mi>p</mi>
            </mrow>
          </msub>
        </mrow>
        <mo stretchy="false">−</mo>
        <msubsup>
          <mi>L</mi>
          <mrow>
            <mo stretchy="false">β</mo>
            <mi>m</mi>
          </mrow>
          <mn>2</mn>
        </msubsup>
      </mrow>
      <mn>.</mn>
    </mrow>
    <annotation encoding="StarMath 5.0">D_{%alpha} ~=~ L_{%alpha c} cdot L_{%alpha p} - L_{%alpha m}^2 ,~
D_{%beta } ~=~ L_{%beta  c} cdot L_{%beta  p} - L_{%beta  m}^2 .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p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frac>
                    <mrow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c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+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−</mo>
                          <msub>
                            <mi>R</mi>
                            <mrow>
                              <mo stretchy="false">β</mo>
                              <mi>p</mi>
                            </mrow>
                          </msub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c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n>.</mn>
                </mrow>
              </mtd>
            </mtr>
          </mtable>
        </mrow>
      </mrow>
    </mrow>
    <annotation encoding="StarMath 5.0">left lbrace stack { 
{d %PSI_{%alpha c} (t)} over {dt} ~=~
U_{%alpha c}(t) ~-~ {R_c cdot
(L_{%alpha p} cdot %PSI_{%alpha c} (t) -
 L_{%alpha m} cdot %PSI_{%alpha p} (t) -
 L_{%alpha p} cdot %lambda 
 ) } over {D_{%alpha}} ~+~ { p_п} cdot %OMEGA(t) cdot {%PSI_{%beta c} (t)} , #
{d %PSI_{%beta c} (t)} over {dt} ~=~
U_{%beta c}(t) ~-~ {R_c cdot
(L_{%beta p} cdot %PSI_{%beta c} (t) -
 L_{%beta m} cdot %PSI_{%beta p} (t) 
 ) } over {D_{%beta}} ~-~ { p_п} cdot %OMEGA(t) cdot {%PSI_{%alpha c} (t)} , #
{d %PSI_{%alpha p} (t)} over {dt} ~=~
~-~ {R_{%alpha p} cdot
(L_{%alpha c} cdot %PSI_{%alpha p} (t) -
 L_{%alpha m} cdot %PSI_{%alpha c} (t) +
 L_{%alpha m} cdot %lambda 
 ) } over {D_{%alpha}}, #
{d %PSI_{%beta p} (t)} over {dt} ~=~ 
{- R_{%beta p} cdot
(L_{%beta c} cdot %PSI_{%beta p} (t) -
 L_{%beta m} cdot %PSI_{%beta c} (t) 
 ) } over { D_{%beta} }.
} right none</annotation>
  </semantics>
</math>
</file>

<file path=Object 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α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</mtable>
        </mrow>
      </mrow>
    </mrow>
    <annotation encoding="StarMath 5.0">alignl left lbrace stack { 
L_{%alpha c} = L_{%alpha m} + L_{%alpha c %sigma}, #
L_{%beta  c} = L_{%beta  m} + L_{%beta  c %sigma}, #
L_{%alpha p} = L_{%alpha m} + L_{%alpha p %sigma}, #
L_{%beta  p} = L_{%beta  m} + L_{%beta  p %sigma},
} right none</annotation>
  </semantics>
</math>
</file>

<file path=Object 8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α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α</mo>
                      <mi>m</mi>
                    </mrow>
                  </msub>
                  <mo stretchy="false">⋅</mo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α</mo>
                    <mi>m</mi>
                  </mrow>
                </msub>
                <mo stretchy="false">⋅</mo>
                <msub>
                  <mi>L</mi>
                  <mrow>
                    <mo stretchy="false">α</mo>
                    <mi>p</mi>
                    <mo stretchy="false">σ</mo>
                  </mrow>
                </msub>
              </mrow>
            </mrow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β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β</mo>
                      <mi>m</mi>
                    </mrow>
                  </msub>
                  <mo stretchy="false">⋅</mo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β</mo>
                    <mi>m</mi>
                  </mrow>
                </msub>
                <mo stretchy="false">⋅</mo>
                <msub>
                  <mi>L</mi>
                  <mrow>
                    <mo stretchy="false">β</mo>
                    <mi>p</mi>
                    <mo stretchy="false">σ</mo>
                  </mrow>
                </msub>
              </mrow>
            </mrow>
            <mi>,</mi>
          </mrow>
        </mtd>
      </mtr>
    </mtable>
    <annotation encoding="StarMath 5.0">D_{%alpha} ~=~
L_{%alpha c %sigma} cdot L_{%alpha p %sigma} +
L_{%alpha m}        cdot L_{%alpha c %sigma} +
L_{%alpha m}        cdot L_{%alpha p %sigma} ,
newline
D_{%beta} ~=~
L_{%beta c %sigma} cdot L_{%beta p %sigma} +
L_{%beta m}        cdot L_{%beta c %sigma} +
L_{%beta m}        cdot L_{%beta p %sigma} ,</annotation>
  </semantics>
</math>
</file>

<file path=Object 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α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m</mi>
                                      </mrow>
                                    </msub>
                                    <mo stretchy="false">+</mo>
                                    <msub>
                                      <mi>L</mi>
                                      <mrow>
                                        <mo stretchy="false">α</mo>
                                        <mi>p</mi>
                                        <mo stretchy="false">σ</mo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o stretchy="false">λ</mo>
                            </mrow>
                          </mrow>
                        </mrow>
                        <mrow>
                          <msub>
                            <mi>D</mi>
                            <mrow>
                              <mo stretchy="false">α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β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sub>
                            <mi>D</mi>
                            <mrow>
                              <mo stretchy="false">β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α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α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α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+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o stretchy="false">λ</mo>
                                </mrow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α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β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β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β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β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</mrow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row>
                            <mo stretchy="false">(</mo>
                            <mrow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+</mo>
                                <msub>
                                  <mi>L</mi>
                                  <mrow>
                                    <mo stretchy="false">α</mo>
                                    <mi>p</mi>
                                    <mo stretchy="false">σ</mo>
                                  </mrow>
                                </msub>
                              </mrow>
                            </mrow>
                            <mo stretchy="false">)</mo>
                          </mrow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β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β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PSI_{%alpha c} (t)} over {dt} ~=~
U_{%alpha c}(t) ~-~ R_c cdot {{
 (L_{%alpha m} + L_{%alpha p %sigma} ) cdot %PSI_{%alpha c} (t) -
 L_{%alpha m} cdot %PSI_{%alpha p} (t) -
 (L_{%alpha m} + L_{%alpha p %sigma}) cdot %lambda 
  } over {D_{%alpha}}} ~+~ { p_п} cdot %OMEGA(t) cdot {%PSI_{%beta c} (t)} , #
{d %PSI_{%beta c} (t)} over {dt} ~=~
U_{%beta c}(t) ~-~ R_c cdot {{
 (L_{%beta m} + L_{%beta p %sigma}) cdot %PSI_{%beta c} (t) -
 L_{%beta m} cdot %PSI_{%beta p} (t) 
  } over {D_{%beta}}} ~-~ { p_п} cdot %OMEGA(t) cdot {%PSI_{%alpha c} (t)} , #
{d %PSI_{%alpha p} (t)} over {dt} ~=~
- R_{%alpha p} cdot {{
 (L_{%alpha m} + L_{%alpha c %sigma}) cdot %PSI_{%alpha p} (t) -
 L_{%alpha m} cdot %PSI_{%alpha c} (t) +
 L_{%alpha m} cdot %lambda 
  } over {D_{%alpha}}}, #
{d %PSI_{%beta p} (t)} over {dt} ~=~ 
- R_{%beta p} cdot {{
 (L_{%beta m} + L_{%beta c %sigma}) cdot %PSI_{%beta p} (t) -
 L_{%beta m} cdot %PSI_{%beta c} (t) 
  } over { D_{%beta} }},#
i_{%alpha c} ~=~

 {
  (L_{%alpha m} + L_{%alpha p %sigma} ) cdot %PSI_{%alpha c} (t) -
   L_{%alpha m} cdot %PSI_{%alpha p} (t) -
  (L_{%alpha m} + L_{%alpha p %sigma}) cdot %lambda 
 } over {D_{%alpha}}
,#
i_{%beta c} ~=~ {
 (L_{%beta m} + L_{%beta p %sigma}) cdot %PSI_{%beta c} (t) -
 L_{%beta m} cdot %PSI_{%beta p} (t) 
  } over {D_{%beta}},#
  T_e(t) = 0.5 cdot p_п cdot p_f cdot left ( 
%PSI_{%alpha c}(t) cdot i_{%beta c}(t) -
%PSI_{%beta c}(t) cdot i_{%alpha c}(t)
right ), #
{d %OMEGA(t)} over {dt} = 1 over J cdot left ( T_е(t) - M_в(t) right ), #
{d %theta(t)} over {dt} = %OMEGA(t),
} right none</annotation>
  </semantics>
</math>
</file>